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.3cm" loext:contextual-spacing="false" fo:line-height="150%"/>
      <style:text-properties style:font-name="Liberation Sans" officeooo:rsid="003e9c06" officeooo:paragraph-rsid="004ded4c"/>
    </style:style>
    <style:style style:name="P3" style:family="paragraph" style:parent-style-name="Text_20_body">
      <style:paragraph-properties fo:margin-top="0cm" fo:margin-bottom="0.3cm" loext:contextual-spacing="false" fo:line-height="150%"/>
      <style:text-properties style:font-name="Liberation Sans" style:text-underline-style="none" fo:font-weight="normal" officeooo:rsid="003e9c06" officeooo:paragraph-rsid="0064cd34" style:font-weight-asian="normal" style:font-weight-complex="normal"/>
    </style:style>
    <style:style style:name="P4" style:family="paragraph" style:parent-style-name="Text_20_body">
      <style:paragraph-properties fo:margin-top="0cm" fo:margin-bottom="0.3cm" loext:contextual-spacing="false" fo:line-height="150%"/>
      <style:text-properties style:font-name="Liberation Sans" fo:font-style="normal" officeooo:rsid="003e9c06" officeooo:paragraph-rsid="004ded4c" style:font-style-asian="normal" style:font-style-complex="normal"/>
    </style:style>
    <style:style style:name="P5" style:family="paragraph" style:parent-style-name="Text_20_body">
      <style:paragraph-properties fo:margin-top="0cm" fo:margin-bottom="0.3cm" loext:contextual-spacing="false" fo:line-height="150%"/>
      <style:text-properties style:font-name="Liberation Sans" fo:font-size="12pt" officeooo:paragraph-rsid="0067bdbb" style:font-size-asian="12pt" style:font-size-complex="12pt"/>
    </style:style>
    <style:style style:name="P6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413267" officeooo:paragraph-rsid="0067bdb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.3cm" loext:contextual-spacing="false" fo:line-height="150%"/>
      <style:text-properties style:text-line-through-style="none" style:text-line-through-type="none" style:font-name="Liberation Sans" fo:font-style="normal" style:text-underline-style="none" fo:font-weight="normal" officeooo:rsid="0067bdbb" officeooo:paragraph-rsid="0067bdbb" style:font-style-asian="normal" style:font-weight-asian="normal" style:font-style-complex="normal" style:font-weight-complex="normal"/>
    </style:style>
    <style:style style:name="P8" style:family="paragraph" style:parent-style-name="Title">
      <style:paragraph-properties fo:margin-top="0cm" fo:margin-bottom="0.3cm" loext:contextual-spacing="false" fo:line-height="150%"/>
      <style:text-properties style:font-name="Liberation Sans" officeooo:rsid="004995eb" officeooo:paragraph-rsid="004995eb"/>
    </style:style>
    <style:style style:name="P9" style:family="paragraph" style:parent-style-name="Subtitle">
      <style:paragraph-properties fo:margin-top="0cm" fo:margin-bottom="0.3cm" loext:contextual-spacing="false" fo:line-height="150%"/>
      <style:text-properties style:font-name="Liberation Sans"/>
    </style:style>
    <style:style style:name="P10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64cd34" officeooo:paragraph-rsid="0064cd34" style:font-size-asian="12pt" style:font-size-complex="12pt"/>
    </style:style>
    <style:style style:name="P11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style:font-size-asian="12pt" style:font-size-complex="12pt"/>
    </style:style>
    <style:style style:name="P12" style:family="paragraph" style:parent-style-name="Standard" style:list-style-name="L1">
      <style:paragraph-properties fo:margin-top="0cm" fo:margin-bottom="0.3cm" loext:contextual-spacing="false" fo:line-height="150%"/>
      <style:text-properties style:font-name="Liberation Sans" fo:font-size="12pt" officeooo:rsid="0054dc3a" officeooo:paragraph-rsid="00686a2a" style:font-size-asian="12pt" style:font-size-complex="12pt"/>
    </style:style>
    <style:style style:name="P13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717ced" officeooo:paragraph-rsid="00717ced" style:font-size-asian="12pt" style:font-size-complex="12pt"/>
    </style:style>
    <style:style style:name="P14" style:family="paragraph" style:parent-style-name="Standard" style:list-style-name="L1">
      <style:paragraph-properties fo:margin-top="0cm" fo:margin-bottom="0.3cm" loext:contextual-spacing="false" fo:line-height="150%"/>
      <style:text-properties fo:color="#000000" style:font-name="Liberation Sans" fo:font-size="12pt" officeooo:rsid="00661cb2" officeooo:paragraph-rsid="00661cb2" style:font-size-asian="12pt" style:font-size-complex="12pt"/>
    </style:style>
    <style:style style:name="P15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4dc3a"/>
    </style:style>
    <style:style style:name="P16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7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4f0de9" officeooo:paragraph-rsid="005789b6"/>
    </style:style>
    <style:style style:name="P18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f0de9" officeooo:paragraph-rsid="004f0de9"/>
    </style:style>
    <style:style style:name="P19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beb80" officeooo:paragraph-rsid="005beb80"/>
    </style:style>
    <style:style style:name="P20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fo:font-size="12pt" officeooo:paragraph-rsid="00686a2a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3cm" loext:contextual-spacing="false" fo:line-height="150%"/>
      <style:text-properties style:font-name="Liberation Sans" officeooo:rsid="0054dc3a" officeooo:paragraph-rsid="0054dc3a"/>
    </style:style>
    <style:style style:name="P22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officeooo:rsid="0050fa3f" officeooo:paragraph-rsid="0050fa3f" style:font-style-asian="normal" style:font-style-complex="normal"/>
    </style:style>
    <style:style style:name="P23" style:family="paragraph" style:parent-style-name="Text_20_body" style:list-style-name="L2">
      <style:paragraph-properties fo:margin-top="0cm" fo:margin-bottom="0.3cm" loext:contextual-spacing="false" fo:line-height="150%"/>
      <style:text-properties style:font-name="Liberation Sans" fo:font-style="normal" fo:font-weight="normal" officeooo:rsid="00757c0d" officeooo:paragraph-rsid="00757c0d" style:font-style-asian="normal" style:font-weight-asian="normal" style:font-style-complex="normal" style:font-weight-complex="normal"/>
    </style:style>
    <style:style style:name="P24" style:family="paragraph" style:parent-style-name="Text_20_body" style:list-style-name="L3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P25" style:family="paragraph" style:parent-style-name="Heading_20_1">
      <style:paragraph-properties fo:margin-top="0cm" fo:margin-bottom="0.3cm" loext:contextual-spacing="false" fo:line-height="150%"/>
      <style:text-properties style:font-name="Liberation Sans"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fa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15d0b" style:font-weight-asian="bold" style:font-weight-complex="bold"/>
    </style:style>
    <style:style style:name="T7" style:family="text">
      <style:text-properties officeooo:rsid="0054dc3a"/>
    </style:style>
    <style:style style:name="T8" style:family="text">
      <style:text-properties style:text-line-through-style="none" style:text-line-through-type="none" fo:font-style="normal" style:text-underline-style="none" fo:font-weight="normal" officeooo:rsid="00500df6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line-through-type="none" fo:font-style="normal" style:text-underline-style="none" fo:font-weight="normal" officeooo:rsid="0064cd34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tyle="normal" style:text-underline-style="none" fo:font-weight="normal" officeooo:rsid="006f1def" style:font-style-asian="normal" style:font-weight-asian="normal" style:font-style-complex="normal" style:font-weight-complex="normal"/>
    </style:style>
    <style:style style:name="T11" style:family="text">
      <style:text-properties style:text-line-through-style="none" style:text-line-through-type="none" fo:font-style="normal" officeooo:rsid="0064cd34" style:font-style-asian="normal" style:font-style-complex="normal"/>
    </style:style>
    <style:style style:name="T12" style:family="text">
      <style:text-properties style:text-line-through-style="none" style:text-line-through-type="none" fo:font-style="normal" officeooo:rsid="006a6230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color="#000000" officeooo:rsid="00605072"/>
    </style:style>
    <style:style style:name="T15" style:family="text">
      <style:text-properties fo:color="#000000" officeooo:rsid="005e670e"/>
    </style:style>
    <style:style style:name="T16" style:family="text">
      <style:text-properties fo:color="#000000" style:text-line-through-style="none" style:text-line-through-type="none" fo:font-style="normal" style:text-underline-style="none" fo:font-weight="normal" officeooo:rsid="004cb5a0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officeooo:rsid="0067bdbb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officeooo:rsid="00500df6" style:font-style-asian="normal" style:font-style-complex="normal"/>
    </style:style>
    <style:style style:name="T19" style:family="text">
      <style:text-properties fo:color="#000000" officeooo:rsid="00686a2a"/>
    </style:style>
    <style:style style:name="T20" style:family="text">
      <style:text-properties officeooo:rsid="0067bdbb"/>
    </style:style>
    <style:style style:name="T21" style:family="text">
      <style:text-properties officeooo:rsid="00686a2a"/>
    </style:style>
    <style:style style:name="T22" style:family="text">
      <style:text-properties style:text-underline-style="none" fo:font-weight="normal" officeooo:rsid="004cb5a0" style:font-weight-asian="normal" style:font-weight-complex="normal"/>
    </style:style>
    <style:style style:name="T23" style:family="text">
      <style:text-properties style:text-underline-style="none" fo:font-weight="normal" officeooo:rsid="003e9c06" style:font-weight-asian="normal" style:font-weight-complex="normal"/>
    </style:style>
    <style:style style:name="T24" style:family="text">
      <style:text-properties officeooo:rsid="0070bdc6"/>
    </style:style>
    <style:style style:name="T25" style:family="text">
      <style:text-properties officeooo:rsid="00515d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ynamoDB</text:span>: <text:span text:style-name="T3">stormh5</text:span>_<text:span text:style-name="T1">index</text:span></text:p>
      <text:p text:style-name="P9"><text:date style:data-style-name="N37" text:date-value="2017-02-22T11:17:24.460876565">22/02/17</text:date> </text:p>
      <text:h text:style-name="P25" text:outline-level="1">Database Structure</text:h>
      <text:p text:style-name="P2"><text:span text:style-name="T2">Table name</text:span>: <text:tab/><text:tab/><text:span text:style-name="T2">wxradar_stormh5_index</text:span></text:p>
      <text:p text:style-name="P5"><text:span text:style-name="T22">Partition Key</text:span><text:span text:style-name="T23">: <text:tab/></text:span><text:bookmark-start text:name="__DdeLink__194_8861841"/><text:bookmark-start text:name="__DdeLink__199_195613474"/><text:span text:style-name="T18">date_id</text:span><text:bookmark-end text:name="__DdeLink__194_8861841"/><text:bookmark-end text:name="__DdeLink__199_195613474"/><text:span text:style-name="T8"> (</text:span><text:span text:style-name="T10">number</text:span><text:span text:style-name="T8">: </text:span><text:span text:style-name="T9">ddmmyyyy</text:span><text:span text:style-name="T8">)</text:span></text:p>
      <text:p text:style-name="P3"><text:span text:style-name="T11"><text:tab/><text:tab/><text:tab/>%this arrangement improves database growth </text:span><text:span text:style-name="T12">latency</text:span></text:p>
      <text:p text:style-name="P6"><text:span text:style-name="T2">Sort Key</text:span>:<text:tab/><text:tab/><text:span text:style-name="T20">sort_id (string)</text:span></text:p>
      <text:p text:style-name="P7"><text:tab/><text:tab/><text:tab/>(time_<text:span text:style-name="T24">radar</text:span>ID_<text:span text:style-name="T24">subset</text:span>ID <text:s/>yyyy-mm-ddTHH:MM:SS_#<text:span text:style-name="T24">#</text:span>_##<text:span text:style-name="T24">#</text:span>)</text:p>
      <text:p text:style-name="P4">Attributes: </text:p>
      <text:list xml:id="list3288730656525083965" text:style-name="L1">
        <text:list-item>
          <text:list>
            <text:list-item>
              <text:p text:style-name="P10"><text:span text:style-name="T14">r</text:span><text:span text:style-name="T13">adar_id (##)</text:span></text:p>
            </text:list-item>
            <text:list-item>
              <text:p text:style-name="P13">radarmask_id (##)</text:p>
            </text:list-item>
            <text:list-item>
              <text:p text:style-name="P14">subset_id (###) (unique only to radar id and time)</text:p>
            </text:list-item>
            <text:list-item>
              <text:p text:style-name="P12"><text:span text:style-name="T13">start_timestamp (string) </text:span><text:span text:style-name="T16">(seconds==00 </text:span><text:span text:style-name="T17">for bom radars</text:span><text:span text:style-name="T16">)</text:span></text:p>
            </text:list-item>
            <text:list-item>
              <text:p text:style-name="P11"><text:span text:style-name="T14">data</text:span><text:span text:style-name="T13">_ffn </text:span><text:span text:style-name="T15">(string)</text:span></text:p>
            </text:list-item>
            <text:list-item>
              <text:p text:style-name="P15"><text:bookmark-start text:name="__DdeLink__127_1721707863"/><text:bookmark-start text:name="__DdeLink__141_1720837698"/>storm_latlonbox <text:bookmark-end text:name="__DdeLink__127_1721707863"/><text:bookmark-end text:name="__DdeLink__141_1720837698"/><text:span text:style-name="T4">(string)</text:span></text:p>
            </text:list-item>
            <text:list-item>
              <text:p text:style-name="P16"><text:bookmark-start text:name="__DdeLink__132_712947429"/>storm_dbz_<text:span text:style-name="T7">centlat</text:span><text:bookmark-end text:name="__DdeLink__132_712947429"/><text:span text:style-name="T7"> (number)</text:span></text:p>
            </text:list-item>
            <text:list-item>
              <text:p text:style-name="P17">storm_dbz_<text:span text:style-name="T7">centlon (number)</text:span></text:p>
            </text:list-item>
            <text:list-item>
              <text:p text:style-name="P19">storm_edge_lat (string</text:p>
            </text:list-item>
            <text:list-item>
              <text:p text:style-name="P19">storm_edge_lon (string)</text:p>
            </text:list-item>
            <text:list-item>
              <text:p text:style-name="P20"><text:span text:style-name="T21">storm_</text:span><text:span text:style-name="T13">storm_ijbox </text:span><text:span text:style-name="T19">(string)</text:span></text:p>
            </text:list-item>
            <text:list-item>
              <text:p text:style-name="P21">h_grid (number)</text:p>
            </text:list-item>
            <text:list-item>
              <text:p text:style-name="P21">v_grid (number)</text:p>
            </text:list-item>
          </text:list>
        </text:list-item>
      </text:list>
      <text:list xml:id="list3001391885756073359" text:style-name="L2">
        <text:list-item>
          <text:list>
            <text:list-item>
              <text:p text:style-name="P22"><text:soft-page-break/>volume (number) <text:span text:style-name="T6">km3</text:span></text:p>
            </text:list-item>
            <text:list-item>
              <text:p text:style-name="P22">area (number) <text:span text:style-name="T6">km2</text:span></text:p>
            </text:list-item>
            <text:list-item>
              <text:p text:style-name="P23"><text:span text:style-name="T25">a</text:span>rea_ext (number) km2</text:p>
            </text:list-item>
            <text:list-item>
              <text:p text:style-name="P22">major_axis (number)</text:p>
            </text:list-item>
            <text:list-item>
              <text:p text:style-name="P22">minor_axis (number)</text:p>
            </text:list-item>
            <text:list-item>
              <text:p text:style-name="P22">orient (number)</text:p>
            </text:list-item>
            <text:list-item>
              <text:p text:style-name="P22">max_tops (number)</text:p>
            </text:list-item>
            <text:list-item>
              <text:p text:style-name="P22">max_dbz (number)</text:p>
            </text:list-item>
            <text:list-item>
              <text:p text:style-name="P22">max_dbz_h (number)</text:p>
            </text:list-item>
            <text:list-item>
              <text:p text:style-name="P22">mean_dbz (number)</text:p>
            </text:list-item>
            <text:list-item>
              <text:p text:style-name="P22">max_g_vil (number) <text:span text:style-name="T6">kg/m2</text:span></text:p>
            </text:list-item>
            <text:list-item>
              <text:p text:style-name="P22">mass (number) <text:span text:style-name="T6">kt</text:span></text:p>
            </text:list-item>
            <text:list-item>
              <text:p text:style-name="P22">max_sts_dbz_h (number)</text:p>
            </text:list-item>
            <text:list-item>
              <text:p text:style-name="P22">cell_vil (number) <text:span text:style-name="T6">kg/m2</text:span></text:p>
            </text:list-item>
            <text:list-item>
              <text:p text:style-name="P22">max_mesh (number) <text:span text:style-name="T6">mm</text:span></text:p>
            </text:list-item>
            <text:list-item>
              <text:p text:style-name="P22">max_posh (number) <text:span text:style-name="T5">%</text:span></text:p>
            </text:list-item>
          </text:list>
        </text:list-item>
      </text:list>
      <text:h text:style-name="P25" text:outline-level="1">Usage</text:h>
      <text:list xml:id="list5938695327446768040" text:style-name="L3">
        <text:list-item>
          <text:p text:style-name="P24">wv_process: <text:tab/><text:span text:style-name="T3">Writes entries to database</text:span></text:p>
        </text:list-item>
        <text:list-item>
          <text:p text:style-name="P18">wv_track:<text:tab/>Reads database to compute tracking</text:p>
        </text:list-item>
        <text:list-item>
          <text:p text:style-name="P24">wv_kml:<text:tab/>Filtering <text:span text:style-name="T3">storms</text:span></text:p>
        </text:list-item>
        <text:list-item>
          <text:p text:style-name="P24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2-22T11:17:24.434500968</dc:date>
    <meta:editing-duration>PT16H20M31S</meta:editing-duration>
    <meta:editing-cycles>71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2" meta:paragraph-count="44" meta:word-count="157" meta:character-count="1098" meta:non-whitespace-character-count="1006"/>
  </office:meta>
</office:document-meta>
</file>